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0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Arial" fo:font-size="14pt" fo:letter-spacing="normal" fo:font-style="italic" fo:font-weight="bold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1">P</text:span></text:span><text:span text:style-name="T2">UEDO escribir los versos más tristes esta noche.</text:span></text:p>
      <text:p text:style-name="P2">Escribir, por ejemplo: "La noche está estrellada,<text:line-break/>y tiritan, azules, los astros, a lo lejos".</text:p>
      <text:p text:style-name="P2">El viento de la noche gira en el cielo y canta.</text:p>
      <text:p text:style-name="P2">Puedo escribir los versos más tristes esta noche.<text:line-break/>Yo la quise, y a veces ella también me quiso.</text:p>
      <text:p text:style-name="P2">En las noches como ésta la tuve entre mis brazos.<text:line-break/>La besé tantas veces bajo el cielo infinito.</text:p>
      <text:p text:style-name="P2">Ella me quiso, a veces yo también la quería.<text:line-break/>Cómo no haber amado sus grandes ojos fijos.</text:p>
      <text:p text:style-name="P2">Puedo escribir los versos más tristes esta noche.<text:line-break/>Pensar que no la tengo. Sentir que la he perdido.</text:p>
      <text:p text:style-name="P2">Oir la noche inmensa, más inmensa sin ella.<text:line-break/>Y el verso cae al alma como al pasto el rocío.</text:p>
      <text:p text:style-name="P2">Qué importa que mi amor no pudiera guardarla.<text:line-break/>La noche está estrellada y ella no está conmigo.</text:p>
      <text:p text:style-name="P2">Eso es todo. A lo lejos alguien canta. A lo lejos.<text:line-break/>Mi alma no se contenta con haberla perdido.</text:p>
      <text:p text:style-name="P2">Como para acercarla mi mirada la busca.<text:line-break/>Mi corazón la busca, y ella no está conmigo.</text:p>
      <text:p text:style-name="P2">La misma noche que hace blanquear los mismos<text:line-break/>           árboles.<text:line-break/>Nosotros, los de entonces, ya no somos los mismos.</text:p>
      <text:p text:style-name="P2">Ya no la quiero, es cierto, pero cuánto la quise.<text:line-break/>Mi voz buscaba el viento para tocar su oído.</text:p>
      <text:p text:style-name="P2">De otro. Será de otro. Como antes de mis besos.<text:line-break/>Su voz, su cuerpo claro. Sus ojos infinitos.</text:p>
      <text:p text:style-name="P2">Ya no la quiero, es cierto, pero tal vez la quiero.<text:line-break/>Es tan corto el amor, y es tan largo el olvido.</text:p>
      <text:p text:style-name="P2">Porque en noches como ésta la tuve entre mis<text:line-break/>          brazos,<text:line-break/>mi alma no se contenta con haberla perdido.</text:p>
      <text:p text:style-name="P2">Aunque éste sea el último dolor que ella me causa,<text:line-break/>y éstos sean los últimos versos que yo le escrib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08:30:52.857142217</meta:creation-date>
    <dc:date>2020-05-29T08:39:39.898009315</dc:date>
    <meta:editing-duration>PT8M48S</meta:editing-duration>
    <meta:editing-cycles>1</meta:editing-cycles>
    <meta:document-statistic meta:table-count="0" meta:image-count="0" meta:object-count="0" meta:page-count="1" meta:paragraph-count="17" meta:word-count="291" meta:character-count="1534" meta:non-whitespace-character-count="1239"/>
    <meta:generator>LibreOffice/6.0.7.3$Linux_X86_64 LibreOffice_project/00m0$Build-3</meta:generator>
  </office:meta>
</office:document-meta>
</file>